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f724"/>
    </style:style>
    <style:style style:name="P2" style:family="paragraph" style:parent-style-name="Standard">
      <style:text-properties officeooo:rsid="0004f724" officeooo:paragraph-rsid="0004f724"/>
    </style:style>
    <style:style style:name="P3" style:family="paragraph" style:parent-style-name="Standard">
      <style:text-properties officeooo:rsid="0004f724" officeooo:paragraph-rsid="0004f724"/>
    </style:style>
    <style:style style:name="P4" style:family="paragraph" style:parent-style-name="Standard">
      <style:text-properties officeooo:rsid="00071fa4" officeooo:paragraph-rsid="00071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</text:p>
      <text:p text:style-name="P1"/>
      <text:p text:style-name="P2">1.</text:p>
      <text:p text:style-name="P1">CREATE VIEW v_hotel_et_station</text:p>
      <text:p text:style-name="Standard">AS</text:p>
      <text:p text:style-name="Standard">SELECT sta_nom, hot_nom</text:p>
      <text:p text:style-name="Standard">FROM hotel</text:p>
      <text:p text:style-name="Standard">JOIN station</text:p>
      <text:p text:style-name="Standard">ON hot_sta_id = sta_id</text:p>
      <text:p text:style-name="Standard"/>
      <text:p text:style-name="P2">2.</text:p>
      <text:p text:style-name="P2">CREATE VIEW v_hotel_et_chambres</text:p>
      <text:p text:style-name="P2">AS</text:p>
      <text:p text:style-name="P2">SELECT hot_nom, cha_numero, cha_type, cha_capacite</text:p>
      <text:p text:style-name="P2">FROM chambre</text:p>
      <text:p text:style-name="P2">JOIN hotel</text:p>
      <text:p text:style-name="P2">ON cha_hot_id = hot_id</text:p>
      <text:p text:style-name="P2"/>
      <text:p text:style-name="P2">3.</text:p>
      <text:p text:style-name="P2">CREATE VIEW v_reservation_par_clients</text:p>
      <text:p text:style-name="P2">AS</text:p>
      <text:p text:style-name="P2">SELECT cli_nom, cli_prenom, res_date_debut, res_date_fin</text:p>
      <text:p text:style-name="P2">FROM reservation</text:p>
      <text:p text:style-name="P2">JOIN client</text:p>
      <text:p text:style-name="P2">ON res_cli_id = cli_id</text:p>
      <text:p text:style-name="P2"/>
      <text:p text:style-name="P2">4.</text:p>
      <text:p text:style-name="P2">CREATE VIEW v_chambre_hotel_station</text:p>
      <text:p text:style-name="P2">AS</text:p>
      <text:p text:style-name="P2">SELECT sta_nom, hot_nom, cha_numero, cha_type, cha_capacite</text:p>
      <text:p text:style-name="P2">FROM chambre</text:p>
      <text:p text:style-name="P2">JOIN hotel</text:p>
      <text:p text:style-name="P2">ON cha_hot_id = hot_id</text:p>
      <text:p text:style-name="P2">JOIN station</text:p>
      <text:p text:style-name="P2">ON hot_sta_id = sta_id</text:p>
      <text:p text:style-name="P2"/>
      <text:p text:style-name="P2">5.</text:p>
      <text:p text:style-name="P2">CREATE VIEW v_reservation_client_hotel</text:p>
      <text:p text:style-name="P2">AS</text:p>
      <text:p text:style-name="P2">SELECT cli_nom, cli_prenom, res_date_debut, res_date_fin, cha_numero, hot_nom</text:p>
      <text:p text:style-name="P2">FROM reservation</text:p>
      <text:p text:style-name="P2">JOIN client</text:p>
      <text:p text:style-name="P2">ON res_cli_id = cli_id</text:p>
      <text:p text:style-name="P2">JOIN chambre</text:p>
      <text:p text:style-name="P2">ON res_cha_id = cha_id</text:p>
      <text:p text:style-name="P2">JOIN hotel</text:p>
      <text:p text:style-name="P2">ON cha_hot_id = hot_id</text:p>
      <text:p text:style-name="P2">JOIN station</text:p>
      <text:p text:style-name="P2">ON hot_sta_id = sta_id</text:p>
      <text:p text:style-name="P2"/>
      <text:p text:style-name="P2"/>
      <text:p text:style-name="P2"/>
      <text:p text:style-name="P4"><text:soft-page-break/>Exercice 2</text:p>
      <text:p text:style-name="P4"/>
      <text:p text:style-name="P4">1.</text:p>
      <text:p text:style-name="P4">CREATE VIEW v_GlobalCde</text:p>
      <text:p text:style-name="P4">AS</text:p>
      <text:p text:style-name="P4">SELECT ligcom.codart, SUM(ligcom.qtecde) AS QteTot, ligcom.priuni*ligcom.qtecde AS PrixTot</text:p>
      <text:p text:style-name="P4">FROM ligcom</text:p>
      <text:p text:style-name="P4">GROUP BY codart</text:p>
      <text:p text:style-name="P4"/>
      <text:p text:style-name="P4">2.</text:p>
      <text:p text:style-name="P4">CREATE VIEW v_VentesI100</text:p>
      <text:p text:style-name="P4">AS</text:p>
      <text:p text:style-name="P4">SELECT vente.*</text:p>
      <text:p text:style-name="P4">FROM vente</text:p>
      <text:p text:style-name="P4">WHERE vente.codart = 'I100'</text:p>
      <text:p text:style-name="P4"/>
      <text:p text:style-name="P4">3.</text:p>
      <text:p text:style-name="P4">CREATE VIEW v_VentesI100Grobrigan</text:p>
      <text:p text:style-name="P4">AS</text:p>
      <text:p text:style-name="P4">SELECT vente.*</text:p>
      <text:p text:style-name="P4">FROM vente</text:p>
      <text:p text:style-name="P4">WHERE vente.codart = 'I100' AND vente.numfou = "00120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50:40.051115108</meta:creation-date>
    <dc:date>2023-03-01T08:54:14.260979684</dc:date>
    <meta:editing-duration>PT25M4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167" meta:character-count="1177" meta:non-whitespace-character-count="1073"/>
  </office:meta>
</office:document-meta>
</file>